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</office:automatic-styles>
  <office:body>
    <office:text text:use-soft-page-breaks="true">
      <text:p text:style-name="P1">Résumer de texte</text:p>
      <text:p text:style-name="P2">Ex1</text:p>
      <text:p text:style-name="P3">Les Etat depuis 3 décennies commettent plus de meurtre que les individus.</text:p>
      <text:p text:style-name="P4">Chaque homme peut être un jour être exécuter au nom d’un politique invoquant pour se justifier le droit ou une idéologie.</text:p>
      <text:p text:style-name="P5">Ex2</text:p>
      <text:p text:style-name="P6"/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24T13:09:00Z</meta:creation-date>
    <dc:date>2021-09-24T14:11:00Z</dc:date>
    <meta:template xlink:href="Normal" xlink:type="simple"/>
    <meta:editing-cycles>1</meta:editing-cycles>
    <meta:editing-duration>PT0S</meta:editing-duration>
    <meta:document-statistic meta:page-count="1" meta:paragraph-count="1" meta:word-count="33" meta:character-count="223" meta:row-count="1" meta:non-whitespace-character-count="191"/>
  </office:meta>
</office:document-meta>
</file>